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solid" draw:fill-color="#4d4d4d" draw:stroke="none" draw:textarea-horizontal-align="left" draw:textarea-vertical-align="top" fo:margin="0.000000000000000pt" style:wrap="biggest" style:wrap-contour="true" style:wrap-contour-mode="full" style:wrap-dynamic-threshold="0.000000000000000pt" svg:fill-rule="nonzero"/>
    </style:style>
    <style:style style:name="gr2"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22.677204639999999pt"/>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1222259999950pt" fo:page-width="595.276621799999930pt" style:print-orientation="portrait"/>
    </style:page-layout>
  </office:automatic-styles>
  <office:body>
    <office:drawing>
      <draw:page draw:name="" draw:id="page1" xml:id="page1" draw:master-page-name="Default">
        <draw:layer-set>
          <draw:layer draw:name=""/>
        </draw:layer-set>
        <draw:path draw:style-name="gr1" xml:id="shape-1" draw:id="shape-1" draw:layer="" svg:width="393.84615384615pt" svg:height="602.22657342656pt" svg:x="75.00000000000pt" svg:y="114.68181818182pt" svg:viewBox="0 0 394 602" svg:d="M24.6154 526.948L0 526.948L0 564.587L24.6154 564.587L24.6154 602.227L49.2308 602.227L49.2308 564.587L393.846 564.587L393.846 526.948M49.2308 526.948L49.2308 489.309L49.2308 451.67L49.2308 338.752L49.2308 301.113L49.2308 263.474L49.2308 225.835L49.2308 112.917L49.2308 112.623L49.2308 75.2783L49.2308 0L24.6154 0L24.6154 225.835L24.6154 263.474L24.6154 451.67L25.4503 527.188M24.6154 489.309M24.6154 489.309L24.6154 526.948M98.4615 526.948" calligra:nodeTypes="ccccccccccccccccccccccccccccc">
          <draw:glue-point draw:id="4" svg:x="0.50000000000pt" svg:y="0.50000000000pt" draw:align="center"/>
        </draw:path>
        <draw:path draw:style-name="gr2" xml:id="shape-2" draw:id="shape-2" draw:layer="" svg:width="1.82423164883pt" svg:height="251.43867758516pt" svg:x="214.75214132762pt" svg:y="336.76017130621pt" svg:viewBox="0 0 2 251" svg:d="M1.82423 5.68434e-14L0 250.988L0 250.988L0 251.439" calligra:nodeTypes="cccc">
          <draw:glue-point draw:id="4" svg:x="0.50000000000pt" svg:y="0.50000000000pt" draw:align="center"/>
        </draw:path>
        <draw:path draw:style-name="gr2" xml:id="shape-3" draw:id="shape-3" draw:layer="" svg:width="0.00000000000pt" svg:height="0.00000000000pt" svg:x="184.13758029979pt" svg:y="312.44860813704pt" svg:viewBox="0 0 0 0" svg:d="M0 0" calligra:nodeTypes="c">
          <draw:glue-point draw:id="4" svg:x="0.50000000000pt" svg:y="0.50000000000pt" draw:align="center"/>
        </draw:path>
        <draw:path draw:style-name="gr2" xml:id="shape-4" draw:id="shape-4" draw:layer="" svg:width="0.00000000000pt" svg:height="0.00000000000pt" svg:x="227.35813704497pt" svg:y="397.98929336188pt" svg:viewBox="0 0 0 0" svg:d="M0 0" calligra:nodeTypes="c">
          <draw:glue-point draw:id="4" svg:x="0.50000000000pt" svg:y="0.50000000000pt" draw:align="center"/>
        </draw:path>
        <draw:path draw:style-name="gr2" xml:id="shape-5" draw:id="shape-5" draw:layer="" svg:width="0.00000000000pt" svg:height="0.00000000000pt" svg:x="382.23179871520pt" svg:y="283.18468950749pt" svg:viewBox="0 0 0 0" svg:d="M0 0" calligra:nodeTypes="c">
          <draw:glue-point draw:id="4" svg:x="0.50000000000pt" svg:y="0.50000000000pt" draw:align="center"/>
        </draw:path>
        <draw:path draw:style-name="gr2" xml:id="shape-6" draw:id="shape-6" draw:layer="" svg:width="0.45021400000pt" svg:height="271.47900000000pt" svg:x="382.68201298073pt" svg:y="238.16327623126pt" svg:viewBox="0 0 0 271" svg:d="M0 271.479C0 110.299 0.150071 19.8058 0.450214 0C0.450214 0 0.450214 0 0.450214 0" calligra:nodeTypes="ccc">
          <draw:glue-point draw:id="4" svg:x="0.50000000000pt" svg:y="0.50000000000pt" draw:align="center"/>
        </draw:path>
        <draw:path draw:style-name="gr2" xml:id="shape-7" draw:id="shape-7" draw:layer="" svg:width="48.17290000000pt" svg:height="0.00000000000pt" svg:x="394.38758029979pt" svg:y="297.59154175589pt" svg:viewBox="0 0 48 0" svg:d="M0 0C32.1153 0 48.1729 0 48.1729 0" calligra:nodeTypes="cc">
          <draw:glue-point draw:id="4" svg:x="0.50000000000pt" svg:y="0.50000000000pt" draw:align="center"/>
        </draw:path>
        <draw:path draw:style-name="gr2" xml:id="shape-8" draw:id="shape-8" draw:layer="" svg:width="0.00000000000pt" svg:height="0.00000000000pt" svg:x="255.27141327623pt" svg:y="481.27890792291pt" svg:viewBox="0 0 0 0" svg:d="M0 0" calligra:nodeTypes="c">
          <draw:glue-point draw:id="4" svg:x="0.50000000000pt" svg:y="0.50000000000pt" draw:align="center"/>
        </draw:path>
        <draw:path draw:style-name="gr2" xml:id="shape-9" draw:id="shape-9" draw:layer="" svg:width="51.77460080302pt" svg:height="0.00000000000pt" svg:x="220.60492505353pt" svg:y="467.32226980728pt" svg:viewBox="0 0 52 0" svg:d="M51.7746 0C11.122 0 -5.59081 0 1.63633 0" calligra:nodeTypes="cc">
          <draw:glue-point draw:id="4" svg:x="0.50000000000pt" svg:y="0.50000000000pt" draw:align="center"/>
        </draw:path>
        <draw:path draw:style-name="gr2" xml:id="shape-10" draw:id="shape-10" draw:layer="" svg:width="45.47160000000pt" svg:height="0.00000000000pt" svg:x="158.02516059957pt" svg:y="522.24839400428pt" svg:viewBox="0 0 45 0" svg:d="M0 0C30.3144 0 45.4716 0 45.4716 0" calligra:nodeTypes="cc">
          <draw:glue-point draw:id="4" svg:x="0.50000000000pt" svg:y="0.50000000000pt" draw:align="center"/>
        </draw:path>
        <draw:path draw:style-name="gr2" xml:id="shape-11" draw:id="shape-11" draw:layer="" svg:width="59.42830000000pt" svg:height="0.00000000000pt" svg:x="317.40096359743pt" svg:y="396.63865096360pt" svg:viewBox="0 0 59 0" svg:d="M0 0C39.6188 0 59.4283 0 59.4283 0" calligra:nodeTypes="cc">
          <draw:glue-point draw:id="4" svg:x="0.50000000000pt" svg:y="0.50000000000pt" draw:align="center"/>
        </draw:path>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89</meta:generator>
    <dc:title/>
    <meta:initial-creator>Unknown</meta:initial-creator>
    <meta:editing-cycles>12</meta:editing-cycles>
    <dc:date>2018-09-21T11:45:14</dc:date>
    <meta:creation-date>2018-09-21T09:46:30</meta:creation-date>
    <dc:creator>dev</dc:creator>
  </office:meta>
</office:document-meta>
</file>